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7" style:family="paragraph" style:parent-style-name="Frame_20_contents">
      <style:paragraph-properties fo:margin-top="0cm" fo:margin-bottom="0cm" fo:text-align="center" style:justify-single-word="false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4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text-properties style:text-underline-style="none"/>
    </style:style>
    <style:style style:name="P28" style:family="paragraph" style:parent-style-name="Standard">
      <style:text-properties style:text-underline-style="solid" style:text-underline-width="auto" style:text-underline-color="font-color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1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2" style:family="paragraph" style:parent-style-name="Sender">
      <style:text-properties fo:font-style="normal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4" style:family="paragraph" style:parent-style-name="Standard" style:master-page-name="Standard">
      <style:paragraph-properties style:page-number="auto"/>
    </style:style>
    <style:style style:name="P3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8">(members ) </text:p>
                <text:p text:style-name="P19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buckwheat pancake mix</text:p>
                <text:p text:style-name="P11">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8">(members <text:s/>member price rounded up to nearest nickel) </text:p>
                <text:p text:style-name="P19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1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8"/>
                <text:p text:style-name="P19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8"/>
                <text:p text:style-name="P19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8"><text:s/></text:p>
                <text:p text:style-name="P19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8"/>
                <text:p text:style-name="P19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8"><text:s/></text:p>
                <text:p text:style-name="P19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8">(members $2.15) </text:p>
                <text:p text:style-name="P19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8"><text:s/></text:p>
                <text:p text:style-name="P19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8"><text:s/></text:p>
                <text:p text:style-name="P19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8"><text:s/></text:p>
                <text:p text:style-name="P19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8"/>
                <text:p text:style-name="P19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8"/>
                <text:p text:style-name="P19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8"/>
                <text:p text:style-name="P19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8"/>
                <text:p text:style-name="P19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8"><text:s/></text:p>
                <text:p text:style-name="P19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8"/>
                <text:p text:style-name="P19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8">(members $0.00) </text:p>
                <text:p text:style-name="P19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8"/>
                <text:p text:style-name="P19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8"/>
                <text:p text:style-name="P19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8"><text:s/></text:p>
                <text:p text:style-name="P19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8"/>
                <text:p text:style-name="P19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8"/>
                <text:p text:style-name="P19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8"><text:s/></text:p>
                <text:p text:style-name="P19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8">(members $0.00) </text:p>
                <text:p text:style-name="P19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8"><text:s/></text:p>
                <text:p text:style-name="P25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8"><text:s/></text:p>
                <text:p text:style-name="P19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8"/>
                <text:p text:style-name="P19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8"/>
                <text:p text:style-name="P19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8"/>
                <text:p text:style-name="P19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8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8"><text:s/></text:p>
                <text:p text:style-name="P19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8"><text:s/></text:p>
                <text:p text:style-name="P19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8"/>
                <text:p text:style-name="P19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8"/>
                <text:p text:style-name="P19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8"><text:s/></text:p>
                <text:p text:style-name="P19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3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8"><text:s/></text:p>
                <text:p text:style-name="P24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8"/>
                <text:p text:style-name="P19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8"/>
                <text:p text:style-name="P19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8"/>
                <text:p text:style-name="P19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8"/>
                <text:p text:style-name="P19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8"/>
                <text:p text:style-name="P19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8"/>
                <text:p text:style-name="P19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8">(members $0.00) </text:p>
                <text:p text:style-name="P19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8"/>
                <text:p text:style-name="P19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8"/>
                <text:p text:style-name="P19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8"/>
                <text:p text:style-name="P19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8"><text:s/></text:p>
                <text:p text:style-name="P19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8"/>
                <text:p text:style-name="P19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8"><text:s/></text:p>
                <text:p text:style-name="P19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8"/>
                <text:p text:style-name="P19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8"/>
                <text:p text:style-name="P19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8"/>
                <text:p text:style-name="P19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8"><text:s/></text:p>
                <text:p text:style-name="P19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8"><text:s/></text:p>
                <text:p text:style-name="P19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8"><text:s/></text:p>
                <text:p text:style-name="P19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8"/>
                <text:p text:style-name="P19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9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8"><text:s/></text:p>
                <text:p text:style-name="P19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8"/>
                <text:p text:style-name="P19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8"/>
                <text:p text:style-name="P19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8"/>
                <text:p text:style-name="P19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8"><text:s/></text:p>
                <text:p text:style-name="P19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7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8"/>
                <text:p text:style-name="P19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8"/>
                <text:p text:style-name="P19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8">(members $2.75) </text:p>
                <text:p text:style-name="P19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8"><text:s/></text:p>
                <text:p text:style-name="P19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8">(members $1.80) </text:p>
                <text:p text:style-name="P19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8"><text:s/></text:p>
                <text:p text:style-name="P19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8"><text:s/></text:p>
                <text:p text:style-name="P19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8"><text:s/></text:p>
                <text:p text:style-name="P19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8"/>
                <text:p text:style-name="P19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1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8"/>
                <text:p text:style-name="P19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8">(members $0.85) </text:p>
                <text:p text:style-name="P19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8">(members $2.80) </text:p>
                <text:p text:style-name="P19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8"/>
                <text:p text:style-name="P19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8"/>
                <text:p text:style-name="P19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8">(members $2.50) </text:p>
                <text:p text:style-name="P19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8"><text:s/></text:p>
                <text:p text:style-name="P19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8">(members $0.00) </text:p>
                <text:p text:style-name="P19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8">(members $3.05) </text:p>
                <text:p text:style-name="P19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8">(members $6.10) </text:p>
                <text:p text:style-name="P19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8"/>
                <text:p text:style-name="P19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8"/>
                <text:p text:style-name="P19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8"/>
                <text:p text:style-name="P19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8"/>
                <text:p text:style-name="P19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8">(members $5.20) </text:p>
                <text:p text:style-name="P19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8">(members $0.00) </text:p>
                <text:p text:style-name="P19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8">(members $0.00) </text:p>
                <text:p text:style-name="P19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8"><text:s/></text:p>
                <text:p text:style-name="P19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8"><text:s/></text:p>
                <text:p text:style-name="P19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8"/>
                <text:p text:style-name="P19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8">(members $2.90) </text:p>
                <text:p text:style-name="P19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8">(members $1.70) </text:p>
                <text:p text:style-name="P19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8">(members $1.15) </text:p>
                <text:p text:style-name="P19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8">(members $2.95) </text:p>
                <text:p text:style-name="P19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8">(members $1.95) </text:p>
                <text:p text:style-name="P19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3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0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9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8">(members $0.00) </text:p>
                <text:p text:style-name="P19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8">(members $5.65) </text:p>
                <text:p text:style-name="P19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8">(members $6.00) </text:p>
                <text:p text:style-name="P19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8">(members $5.85) </text:p>
                <text:p text:style-name="P19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8">(members $6.25) </text:p>
                <text:p text:style-name="P19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8">(members $4.25) </text:p>
                <text:p text:style-name="P19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8"><text:s/></text:p>
                <text:p text:style-name="P19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8">(members $3.70) </text:p>
                <text:p text:style-name="P19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8"/>
                <text:p text:style-name="P19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8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8"/>
                <text:p text:style-name="P19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8">(members ) </text:p>
                <text:p text:style-name="P19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8">(members ) </text:p>
                <text:p text:style-name="P19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8">(members ) </text:p>
                <text:p text:style-name="P19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8">(members $0.00) </text:p>
                <text:p text:style-name="P19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8">(members $9.05) </text:p>
                <text:p text:style-name="P19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8">(members $14.00) </text:p>
                <text:p text:style-name="P19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8">(members $13.85) </text:p>
                <text:p text:style-name="P19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8">(members $11.65) </text:p>
                <text:p text:style-name="P19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8">(members $11.65) </text:p>
                <text:p text:style-name="P19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8">(members $7.95) </text:p>
                <text:p text:style-name="P19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8">(members $0.00) </text:p>
                <text:p text:style-name="P19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8">(members $0.00) </text:p>
                <text:p text:style-name="P19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8">(members $3.95) </text:p>
                <text:p text:style-name="P19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8"/>
                <text:p text:style-name="P19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8">(members $1.20) </text:p>
                <text:p text:style-name="P19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8">(members $6.00) </text:p>
                <text:p text:style-name="P19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8"/>
                <text:p text:style-name="P19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8">(members $2.40) </text:p>
                <text:p text:style-name="P19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9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8">(members #DIV/0!) </text:p>
                <text:p text:style-name="P19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8">(members $5.20) </text:p>
                <text:p text:style-name="P19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8">(members #DIV/0!) </text:p>
                <text:p text:style-name="P19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8"/>
                <text:p text:style-name="P19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8"><text:s/></text:p>
                <text:p text:style-name="P19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8"><text:s/></text:p>
                <text:p text:style-name="P19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8">(members #DIV/0!) </text:p>
                <text:p text:style-name="P19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8"><text:s/></text:p>
                <text:p text:style-name="P19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8">(members #DIV/0!) </text:p>
                <text:p text:style-name="P19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8"><text:s/></text:p>
                <text:p text:style-name="P19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8"><text:s/></text:p>
                <text:p text:style-name="P19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9">http://thegrainery.ca</text:p>
              </table:table-cell>
              <table:table-cell table:style-name="Table143.C3" office:value-type="string">
                <text:p text:style-name="P9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8">(members $0.00) </text:p>
                <text:p text:style-name="P19">http://thegrainery.ca</text:p>
              </table:table-cell>
              <table:table-cell table:style-name="Table144.C3" office:value-type="currency" office:currency="CA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9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8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8"><text:s/></text:p>
                <text:p text:style-name="P19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8"><text:s/></text:p>
                <text:p text:style-name="P19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8">(members $3.65) </text:p>
                <text:p text:style-name="P19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8">(members $0.00) </text:p>
                <text:p text:style-name="P19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8">(members $0.00) </text:p>
                <text:p text:style-name="P19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8"/>
                <text:p text:style-name="P19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8">(members $0.00) </text:p>
                <text:p text:style-name="P19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0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8">(members $3.50) </text:p>
                <text:p text:style-name="P19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8">(members $3.50) </text:p>
                <text:p text:style-name="P19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8">(members $3.60) </text:p>
                <text:p text:style-name="P19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8">(members $0.00) </text:p>
                <text:p text:style-name="P19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8"/>
                <text:p text:style-name="P19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8"/>
                <text:p text:style-name="P19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0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8"/>
                <text:p text:style-name="P19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8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8"/>
                <text:p text:style-name="P19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8">(members $0.00) </text:p>
                <text:p text:style-name="P19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8">(members $0.00) </text:p>
                <text:p text:style-name="P19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8">(members $0.00) </text:p>
                <text:p text:style-name="P19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8">(members $0.00) </text:p>
                <text:p text:style-name="P19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8"><text:s/></text:p>
                <text:p text:style-name="P19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4"/>
      <text:p text:style-name="P35"/>
      <text:p text:style-name="Standard"><text:soft-page-break/><text:tab/></text:p>
      <text:p text:style-name="P28"><text:tab/>GRAINERY PRE_ORDERS</text:p>
      <text:p text:style-name="P27"><text:tab/>http://thegrainery.ca/preorders</text:p>
      <text:p text:style-name="P27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2"><text:tab/><text:tab/><text:tab/><text:tab/>$44.85 <text:s text:c="3"/></text:p>
      <text:p text:style-name="P27"><text:soft-page-break/></text:p>
      <text:p text:style-name="P35"/>
      <text:p text:style-name="P30"><text:soft-page-break/>11.34kg Org. Unbleached<text:line-break/>Whole White Flour</text:p>
      <text:p text:style-name="P30"><text:span text:style-name="T18">$34.05</text:span><text:line-break/><text:soft-page-break/></text:p>
      <text:p text:style-name="P35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8"/>
            <text:p text:style-name="P19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9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8"/>
            <text:p text:style-name="P19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8"><text:s/></text:p>
            <text:p text:style-name="P19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Flakes</text:p>
      <text:p text:style-name="Standard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short grain brown rice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7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0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8"/>
            <text:p text:style-name="P19">http://thegrainery.ca</text:p>
          </table:table-cell>
          <table:table-cell table:style-name="Table177.C3" office:value-type="currency" office:currency="CAD" office:value="7.5">
            <text:p text:style-name="P9">$7.50</text:p>
          </table:table-cell>
        </table:table-row>
      </table:table>
      <text:p text:style-name="P35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8"/>
            <text:p text:style-name="P19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5"/>
      <text:p text:style-name="P3"><text:soft-page-break/>2385 Agricola St., Halifax, Nova Scotia <text:s text:c="32"/>(902) 446-3301</text:p>
      <text:p text:style-name="P4">The Grainery Food Co-op</text:p>
      <text:p text:style-name="P17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2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9">http://thegrainery.ca</text:p>
          </table:table-cell>
          <table:table-cell table:style-name="Table173.C1" office:value-type="currency" office:currency="CAD" office:value="5.1">
            <text:p text:style-name="P33">$5.10</text:p>
          </table:table-cell>
        </table:table-row>
      </table:table>
      <text:p text:style-name="P7"><text:soft-page-break/></text:p>
      <text:p text:style-name="P35"/>
      <text:p text:style-name="P3"><text:soft-page-break/>2385 Agricola St., Halifax, Nova Scotia <text:s text:c="32"/>(902) 446-3301</text:p>
      <text:p text:style-name="P4">The Grainery Food Co-op</text:p>
      <text:p text:style-name="P17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2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9">http://thegrainery.ca</text:p>
          </table:table-cell>
          <table:table-cell table:style-name="Table174.C1" office:value-type="currency" office:currency="CAD" office:value="9.45">
            <text:p text:style-name="P33">$9.45</text:p>
          </table:table-cell>
        </table:table-row>
      </table:table>
      <text:p text:style-name="P7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New Found Oatmeal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Standard"/>
      <text:p text:style-name="Standard"/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<text:s text:c="2"/>230g</text:p>
          </table:table-cell>
          <table:table-cell table:style-name="Table176.A1" office:value-type="string">
            <text:p text:style-name="P19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35"/>
      <text:p text:style-name="Standard"><text:soft-page-break/></text:p>
      <text:p text:style-name="P35"/>
      <text:p text:style-name="P26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><text:soft-page-break/></text:p>
      <text:p text:style-name="P35"/>
      <text:p text:style-name="Standard"/>
      <text:p text:style-name="P35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0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6">200g</text:p>
          </table:table-cell>
          <table:table-cell table:style-name="Table178.A1" office:value-type="string">
            <text:p text:style-name="P18"><text:s/></text:p>
            <text:p text:style-name="P19">http://thegrainery.ca</text:p>
          </table:table-cell>
          <table:table-cell table:style-name="Table178.C3" office:value-type="currency" office:currency="USD" office:value="4">
            <text:p text:style-name="P10">$4.00</text:p>
          </table:table-cell>
        </table:table-row>
      </table:table>
      <text:p text:style-name="Standard"><text:soft-page-break/></text:p>
      <text:p text:style-name="P35"/>
      <text:p text:style-name="Standard"/>
      <text:p text:style-name="P35"/>
      <text:p text:style-name="Standard"/>
      <text:p text:style-name="P35"/>
      <text:p text:style-name="Standard"/>
      <text:p text:style-name="Standard"/>
      <text:p text:style-name="P35"/>
      <text:p text:style-name="Standard"/>
      <text:p text:style-name="P3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1-08T17:23:37.58</dc:date>
    <dc:creator>2385 Agricola Grainery Food Coop</dc:creator>
    <meta:editing-duration>PT733H46M23S</meta:editing-duration>
    <meta:editing-cycles>222</meta:editing-cycles>
    <meta:generator>OpenOffice.org/3.2$Win32 OpenOffice.org_project/320m12$Build-9483</meta:generator>
    <meta:printed-by>2385 Agricola Grainery Food Coop</meta:printed-by>
    <meta:print-date>2011-01-08T15:40:01.24</meta:print-date>
    <meta:document-statistic meta:table-count="178" meta:image-count="0" meta:object-count="0" meta:page-count="351" meta:paragraph-count="1668" meta:word-count="8033" meta:character-count="58393"/>
    <meta:user-defined meta:name="Info 1"/>
    <meta:user-defined meta:name="Info 2"/>
    <meta:user-defined meta:name="Info 3"/>
    <meta:user-defined meta:name="Info 4"/>
  </office:meta>
</office:document-meta>
</file>